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paragraph-rsid="0014134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rsid="00141348" officeooo:paragraph-rsid="00141348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rsid="00141348" officeooo:paragraph-rsid="00141348"/>
    </style:style>
    <style:style style:name="T1" style:family="text">
      <style:text-properties officeooo:rsid="00141348"/>
    </style:style>
    <style:style style:name="T2" style:family="text">
      <style:text-properties officeooo:rsid="00145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ione a interface de rede apropriada: </text:p>
      <text:p text:style-name="P2"><text:span text:style-name="T1"><text:tab/>enp5s0 – conectado via rede cabeada</text:span></text:p>
      <text:p text:style-name="P1"/>
      <text:p text:style-name="P1">Em seu navegador, acesse um endereço usando o protocolo HTTP (ou HTTPS).</text:p>
      <text:p text:style-name="P3"><text:tab/>Site : <text:a xlink:type="simple" xlink:href="https://www.globo.com/" text:style-name="Internet_20_link" text:visited-style-name="Visited_20_Internet_20_Link">https://www.globo.com/</text:a></text:p>
      <text:p text:style-name="P3"><text:tab/>via navegador Firefox</text:p>
      <text:p text:style-name="P3"/>
      <text:p text:style-name="P3">Procure os dados no Wireshark. Use a porta (qual porta você usará?) como base de busca:</text:p>
      <text:p text:style-name="P3"><text:tab/>por se tratar do protocolo https a porta usada é a 443</text:p>
      <text:p text:style-name="P3"><text:tab/>Como se trata de um protocolo TCP usamos o filtro no wireshark = “tcp.port == 443”</text:p>
      <text:p text:style-name="P3"/>
      <text:p text:style-name="P3"/>
      <text:p text:style-name="P5">(6) Com os dados coletados, identifique:</text:p>
      <text:p text:style-name="P4"><text:bookmark text:name="yui_3_17_2_1_1679254625745_51"/>- protocolo da camada de transporte;</text:p>
      <text:p text:style-name="P4"><text:tab/><text:span text:style-name="T2">TCP</text:span></text:p>
      <text:p text:style-name="P4">- qual o volume de dados trafegados?</text:p>
      <text:p text:style-name="P4"><text:tab/></text:p>
      <text:p text:style-name="P4">- qual o MSS definido para a conexão? O que é MSS?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46:06.690551689</meta:creation-date>
    <dc:date>2023-03-19T16:58:47.652288299</dc:date>
    <meta:editing-duration>PT12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05" meta:character-count="595" meta:non-whitespace-character-count="493"/>
  </office:meta>
</office:document-meta>
</file>